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71cm" style:rel-column-width="18141*"/>
    </style:style>
    <style:style style:name="Tableau1.B" style:family="table-column">
      <style:table-column-properties style:column-width="6.271cm" style:rel-column-width="24155*"/>
    </style:style>
    <style:style style:name="Tableau1.C" style:family="table-column">
      <style:table-column-properties style:column-width="6.033cm" style:rel-column-width="2323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98cm" style:rel-column-width="17326*"/>
    </style:style>
    <style:style style:name="Tableau2.B" style:family="table-column">
      <style:table-column-properties style:column-width="12.515cm" style:rel-column-width="48209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maine fonctionnel de la bibliothèque</text:h>
      <text:p text:style-name="Standard"/>
      <text:h text:style-name="Heading_20_2" text:outline-level="2">Glossaire des entités du domaine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Termes/Entités (classes)</text:p>
          </table:table-cell>
          <table:table-cell table:style-name="Tableau1.A1" office:value-type="string">
            <text:p text:style-name="P1">Définitions</text:p>
          </table:table-cell>
          <table:table-cell table:style-name="Tableau1.C1" office:value-type="string">
            <text:p text:style-name="P1">Caractéristiques retenues</text:p>
            <text:p text:style-name="P1">(attributs/propriétés + relations</text:p>
            <text:p text:style-name="P1">porteuses de données)</text:p>
          </table:table-cell>
        </table:table-row>
        <table:table-row>
          <table:table-cell table:style-name="Tableau1.A2" office:value-type="string">
            <text:p text:style-name="Table_20_Contents">Abonné </text:p>
          </table:table-cell>
          <table:table-cell table:style-name="Tableau1.A2" office:value-type="string">
            <text:p text:style-name="Table_20_Contents">Personne inscrite à la bibliothèque qui peut emprunter des livres sur une période donnée (ex: 1an)</text:p>
          </table:table-cell>
          <table:table-cell table:style-name="Tableau1.C2" office:value-type="string">
            <text:p text:style-name="Table_20_Contents">Numéro <text:span text:style-name="T1">(id)</text:span>,</text:p>
            <text:p text:style-name="Table_20_Contents">nom , prénom,age</text:p>
            <text:p text:style-name="P2">lien_liste_emprunts</text:p>
          </table:table-cell>
        </table:table-row>
        <table:table-row>
          <table:table-cell table:style-name="Tableau1.A2" office:value-type="string">
            <text:p text:style-name="Table_20_Contents">Oeuvre</text:p>
          </table:table-cell>
          <table:table-cell table:style-name="Tableau1.A2" office:value-type="string">
            <text:p text:style-name="Table_20_Contents">Oeuvre littéraire pouvant apparaître en plusieurs exemplaires</text:p>
          </table:table-cell>
          <table:table-cell table:style-name="Tableau1.C2" office:value-type="string">
            <text:p text:style-name="Table_20_Contents">num_isbn <text:span text:style-name="T1">(id)</text:span>, titre, auteur , editeur</text:p>
          </table:table-cell>
        </table:table-row>
        <table:table-row>
          <table:table-cell table:style-name="Tableau1.A2" office:value-type="string">
            <text:p text:style-name="Table_20_Contents">Exemplaire</text:p>
          </table:table-cell>
          <table:table-cell table:style-name="Tableau1.A2" office:value-type="string">
            <text:p text:style-name="Table_20_Contents">exemplaire physique d'une oeuvre</text:p>
          </table:table-cell>
          <table:table-cell table:style-name="Tableau1.C2" office:value-type="string">
            <text:p text:style-name="Table_20_Contents">Numéro <text:span text:style-name="T1">(id)</text:span>, <text:span text:style-name="T2">lien_oeuvre</text:span></text:p>
            <text:p text:style-name="Table_20_Contents">disponible? (ou usage)</text:p>
            <text:p text:style-name="Table_20_Contents">état physique [BON , HS, ABIME,EN_REPARATION]</text:p>
          </table:table-cell>
        </table:table-row>
        <table:table-row>
          <table:table-cell table:style-name="Tableau1.A2" office:value-type="string">
            <text:p text:style-name="Table_20_Contents">Emprunt</text:p>
          </table:table-cell>
          <table:table-cell table:style-name="Tableau1.A2" office:value-type="string">
            <text:p text:style-name="Table_20_Contents">informations sur un emprunt effectué (en cours ou bien passé)</text:p>
          </table:table-cell>
          <table:table-cell table:style-name="Tableau1.C2" office:value-type="string">
            <text:p text:style-name="Table_20_Contents">Numero<text:span text:style-name="T1"> (id)</text:span> , date_debut,</text:p>
            <text:p text:style-name="Table_20_Contents">date_fin, durée_prévue</text:p>
            <text:p text:style-name="P2">lien_exemplaire_emprunté</text:p>
            <text:p text:style-name="P2">lien_abonné</text:p>
          </table:table-cell>
        </table:table-row>
        <table:table-row>
          <table:table-cell table:style-name="Tableau1.A2" office:value-type="string">
            <text:p text:style-name="Table_20_Contents">Contentieux</text:p>
          </table:table-cell>
          <table:table-cell table:style-name="Tableau1.A2" office:value-type="string">
            <text:p text:style-name="Table_20_Contents">informations sur contentieux</text:p>
          </table:table-cell>
          <table:table-cell table:style-name="Tableau1.C2" office:value-type="string">
            <text:p text:style-name="Table_20_Contents">numero<text:span text:style-name="T1">(id)</text:span> , <text:span text:style-name="T2">lien_avec_emprunt</text:span></text:p>
            <text:p text:style-name="Table_20_Contents">raison (ex: retard , ...)</text:p>
          </table:table-cell>
        </table:table-row>
        <table:table-row>
          <table:table-cell table:style-name="Tableau1.A2" office:value-type="string">
            <text:p text:style-name="Table_20_Contents">éventuellement "bibliothèque globale" , Abonnement, ....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h text:style-name="Heading_20_2" text:outline-level="2">Regroupement en packages</text:h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Packages</text:p>
          </table:table-cell>
          <table:table-cell table:style-name="Tableau2.B1" office:value-type="string">
            <text:p text:style-name="P1"><text:s/>Entités (classes)</text:p>
          </table:table-cell>
        </table:table-row>
        <table:table-row>
          <table:table-cell table:style-name="Tableau2.A5" office:value-type="string">
            <text:p text:style-name="Table_20_Contents">livres</text:p>
          </table:table-cell>
          <table:table-cell table:style-name="Tableau2.B5" office:value-type="string">
            <text:p text:style-name="Table_20_Contents">Oeuvre , Exemplaire </text:p>
          </table:table-cell>
        </table:table-row>
        <table:table-row>
          <table:table-cell table:style-name="Tableau2.A5" office:value-type="string">
            <text:p text:style-name="Table_20_Contents">abonnés</text:p>
          </table:table-cell>
          <table:table-cell table:style-name="Tableau2.B5" office:value-type="string">
            <text:p text:style-name="Table_20_Contents">Abonnés (héritant de personne)</text:p>
          </table:table-cell>
        </table:table-row>
        <table:table-row>
          <table:table-cell table:style-name="Tableau2.A5" office:value-type="string">
            <text:p text:style-name="Table_20_Contents">emprunts</text:p>
          </table:table-cell>
          <table:table-cell table:style-name="Tableau2.B5" office:value-type="string">
            <text:p text:style-name="Table_20_Contents">Emprunt , Contentieux</text:p>
          </table:table-cell>
        </table:table-row>
        <table:table-row>
          <table:table-cell table:style-name="Tableau2.A5" office:value-type="string">
            <text:p text:style-name="Table_20_Contents">...</text:p>
          </table:table-cell>
          <table:table-cell table:style-name="Tableau2.B5" office:value-type="string">
            <text:p text:style-name="Table_20_Contents"/>
          </table:table-cell>
        </table:table-row>
      </table:table>
      <text:p text:style-name="Standard"/>
      <text:p text:style-name="P3">Dépendances:</text:p>
      <text:p text:style-name="P4"/>
      <text:p text:style-name="P5">emprunts --&gt; livres</text:p>
      <text:p text:style-name="P5">emprunts --&gt; abonn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Domaine fonctionnel de la bibliothèque</text:chapter></text:p>
      </style:header>
      <style:footer>
        <text:p text:style-name="Footer">Spécifications<text:tab/>-<text:tab/>Page 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7T11:21:49.15</dc:date>
    <dc:language>fr-FR</dc:language>
    <meta:editing-cycles>26</meta:editing-cycles>
    <meta:editing-duration>PT34M29S</meta:editing-duration>
    <meta:document-statistic meta:table-count="2" meta:image-count="0" meta:object-count="0" meta:page-count="1" meta:paragraph-count="46" meta:word-count="156" meta:character-count="1145" meta:non-whitespace-character-count="1034"/>
    <meta:user-defined meta:name="Info 1"/>
    <meta:user-defined meta:name="Info 2"/>
    <meta:user-defined meta:name="Info 3"/>
    <meta:user-defined meta:name="Info 4"/>
  </office:meta>
</office:document-meta>
</file>